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8469" officeooo:paragraph-rsid="000b8469"/>
    </style:style>
    <style:style style:name="P2" style:family="paragraph" style:parent-style-name="Standard">
      <style:text-properties officeooo:rsid="000dbbd0" officeooo:paragraph-rsid="000dbbd0"/>
    </style:style>
    <style:style style:name="T1" style:family="text">
      <style:text-properties officeooo:rsid="000bbefd"/>
    </style:style>
    <style:style style:name="T2" style:family="text">
      <style:text-properties officeooo:rsid="00115d5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1</text:p>
      <text:p text:style-name="P1"/>
      <text:p text:style-name="P1">Juan Salmeron Moya</text:p>
      <text:p text:style-name="P1">Piotr Harmuszkiewicz</text:p>
      <text:p text:style-name="P1"/>
      <text:p text:style-name="P1">Device Query</text:p>
      <text:p text:style-name="P1"/>
      <text:p text:style-name="P1">First, we ask how many device we have using the cudaGetDeviceCount. Then, <text:span text:style-name="T1">we have</text:span> a for loop which is done as many times as amount of devices we have. Each iteration, we get the properties of the device with cudaGetDeviceProperties function and the driver and runtime version using <text:span text:style-name="T1">cudaDriverGetVersion and cudaRuntimeGetVersion respectively. Then we print the global memory, the number of cores, clock rate which we get as attributes of a cudaDeviceProp object. Then we write clock rate, bus width nad cache size using functions, which depent of the version we have. At the end we print the bunch of attributes.</text:span></text:p>
      <text:p text:style-name="P1"/>
      <text:p text:style-name="P2">Vector Add</text:p>
      <text:p text:style-name="P2"/>
      <text:p text:style-name="P2">We have tested the adding few times usuing differrent amout if vector’s elements. The copy time increase <text:s/>faster than adding time for example for 50,000 elements adding time take 17% of total test time and for 5,000,000 it take only <text:span text:style-name="T2">3% of total time. When changing the amount of threads, the best option was to use 128 threads per block, no matter the amount of elements. The total time was almost the same for 64, 256 and 5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7:23:51.513111341</meta:creation-date>
    <dc:date>2019-10-15T18:32:44.243397987</dc:date>
    <meta:editing-duration>PT12M19S</meta:editing-duration>
    <meta:editing-cycles>2</meta:editing-cycles>
    <meta:generator>LibreOffice/6.0.6.2$Linux_X86_64 LibreOffice_project/00m0$Build-2</meta:generator>
    <meta:document-statistic meta:table-count="0" meta:image-count="0" meta:object-count="0" meta:page-count="1" meta:paragraph-count="7" meta:word-count="190" meta:character-count="1107" meta:non-whitespace-character-count="923"/>
  </office:meta>
</office:document-meta>
</file>